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c98b4"/>
    </style:style>
    <style:style style:name="P2" style:family="paragraph" style:parent-style-name="Preformatted_20_Text">
      <style:text-properties officeooo:paragraph-rsid="002414c8"/>
    </style:style>
    <style:style style:name="T1" style:family="text">
      <style:text-properties officeooo:rsid="001c98b4"/>
    </style:style>
    <style:style style:name="T2" style:family="text">
      <style:text-properties officeooo:rsid="001d2b11"/>
    </style:style>
    <style:style style:name="T3" style:family="text">
      <style:text-properties officeooo:rsid="001d86e6"/>
    </style:style>
    <style:style style:name="T4" style:family="text">
      <style:text-properties officeooo:rsid="002414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://localhost:3003/mrp/capacity-load工序能力负荷表</text:p>
      <text:p text:style-name="Preformatted_20_Text">http://localhost:3003/production-planning/packing-process-plan打包工序计划</text:p>
      <text:p text:style-name="Preformatted_20_Text">需求1： 在所有工序计划的主表格 增加列字段“剩余工时小于”，值= 本页面的“页面设置”——业务变量——剩余工时小于 的设置值； 例如业务变量设置 值=0.5,则主表格中的“剩余工时小于”=0.5</text:p>
      <text:p text:style-name="Preformatted_20_Text">需求2：计划开始日期 ：这个以前代码中已经有了正确的规则（估计被删除了，现在重新不错补充），我们是倒拉式 排程，所以是先有“计划结束日期”，再有“计划开始日期”；</text:p>
      <text:p text:style-name="Preformatted_20_Text">计划开始日期的倒拉式 排程 计算方法：</text:p>
      <text:p text:style-name="P1">1/ <text:s/>计划开始日期= maxifs(工序能力负荷表的“工序名称”=当前工序数据行的“工序名称”，工序能力负荷表的“剩余工时”&gt;当前工序数据行的“剩余工时小于”，工序能力负荷表的“日期”&lt;=工序本行的“计划结束日期”）<text:line-break/><text:a xlink:type="simple" xlink:href="http://localhost:3003/material/list" text:style-name="Internet_20_link" text:visited-style-name="Visited_20_Internet_20_Link">http://localhost:3003/material/list</text:a> 产品物料库<text:line-break/>p://localhost:3003/mrp/capacity-load工序能力负荷表</text:p>
      <text:p text:style-name="P1">http://localhost:3003/production-planning/packing-process-plan打包工序计划<text:line-break/>需求<text:span text:style-name="T1">1：在打包工序的主表格 增加列字段“最小包装量”，值= lookup ( 产品物料库的 “物料编号”=本行工序计划的“</text:span>生产产品编号<text:span text:style-name="T1">”，产品物料库的 “最小包装量”=本行工序计划的“最小包装量”）；监听器：本行工序计划的“生产产品编号”不为空，则触发本行工序计划的“最小包装量”的计算；</text:span><text:line-break/>需求<text:span text:style-name="T1">2：计划排程工时=min(</text:span>工序当天可用工时,需求工时<text:span text:style-name="T1">)；监听器触发： 工序当天可用工时&gt;0 且 需求工时&gt;0,全部满足则触发 计划排程工时 的计算<text:line-break/>需求3：</text:span>计划排程数量<text:span text:style-name="T1">= <text:s/>ceiling(计划排程工时* 定时工额 ,最小包装量）；监听器触发： 计划排程工时&gt;0,且 最小包装量 不为空满足条件触发“计划排程数量”的计算<text:line-break/>需求4：</text:span>下一个排程日期<text:span text:style-name="T1">= 跨表格查询：maxifs(工序能力负荷表的“工序名称”=当前工序数据行的“工序名称”，工序能力负荷表的“剩余工时”&gt;当前工序数据行的“剩余工时小于”，工序能力负荷表的“日期”&lt;=工序本行的“</text:span>计划排程日期<text:span text:style-name="T1">”）；监听器触发：当前工序数据行的“工序名称”不为空且 工序本行的“计划排程日期” 不为空 <text:line-break/><text:line-break/>下一个计划排程日期感觉只能向未来日期查询，不能向以前日期查询，当前的下一个计划排程日期2026-01-06</text:span></text:p>
      <text:p text:style-name="P1">所以我决定更改计划开始日期计算规则：</text:p>
      <text:p text:style-name="P2">计划排程日期：跨表格查询 全满足<text:span text:style-name="T2">and</text:span>(工序能力负荷表的“工序名称”=当前工序数据行的“工序名称”，工序能力负荷表的“剩余工时”&gt;当前工序数据行的“剩余工时小于”，工序能力负荷表的“日期”&lt;=工序本行的“计划结束日期”,<text:span text:style-name="T2">sumifs(求和列表：工序能力负荷表的“剩余工时”&gt;= 当前工序的“需求工时”，求和日期范围：工序能力负荷表的“工序名称”=当前工序数据行的“工序名称”，工序能力负荷表的“日期”&lt;=工序本行的“计划结束日期”</text:span>）<text:line-break/>例如<text:span text:style-name="T2">：打包工序计划的 “需求工时”=38, 计划结束日期=2026-1-6, <text:s/>则求计划开始日期， <text:s/>工序能力负荷表中 工序名称=打包，日期范围（x ~ <text:s/>2026-1-6)的剩余工时 值和 刚好大于等于 <text:s/>需求工时，x 日期就是门槛日期<text:line-break/><text:line-break/><text:line-break/>剩余需求工时=当天总工时-当天已排程工时-计划排程工时; <text:s/>注意监听器，触发时机：当天总工时&gt;0,且计划排程工时 计算完成，且计划排程工时&gt;0;立即触发 剩余需求工时 <text:s/>计算<text:line-break/><text:line-break/></text:span>累积排程数量<text:span text:style-name="T3">= sumifs(求和条件1：序号小于等于本行序号，求和条件2：</text:span>来源编号<text:span text:style-name="T3">等于本行序号</text:span>来源编号 <text:span text:style-name="T3">，求和列：计划排程数量） <text:s/>注意1：包含本行的 计划排程数量 <text:s text:c="3"/>；注意2：本行的序号 自带 类似excel的行规则， 不管本页面如何排序，序号从上到下 递增， <text:s/>注意3：本行的默认排序规则：计划排程日期从小到大，计划排程日期相同则按提交时间从小到大<text:line-break/><text:line-break/></text:span><text:span text:style-name="T1">下一个计划排程日期</text:span><text:span text:style-name="T3">：跨表格查询 全满足</text:span><text:span text:style-name="T2">and</text:span><text:span text:style-name="T3">(工序能力负荷表的“工序名称”=当前工序数据行的“工序名称”，工序能力负荷表的“剩余工时”&gt;当前工序数据行的“剩余工时小于”，工序能力负荷表的“日期”&gt;工序本行的“计划排程日期”</text:span><text:span text:style-name="T4">）</text:span><text:span text:style-name="T3"><text:line-break/>例如</text:span><text:span text:style-name="T2">：打包工序计划 计划排程日期=2026-1-</text:span><text:span text:style-name="T4">5</text:span><text:span text:style-name="T2">, <text:s text:c="2"/>工序能力负荷表中 工序名称=打包，日期范围（</text:span><text:span text:style-name="T4">2026-1-6 </text:span><text:span text:style-name="T2">)的剩余工时 &gt; <text:s/></text:span><text:span text:style-name="T3">剩余工时小于 的值</text:span><text:span text:style-name="T4">， <text:s/>则下一个</text:span><text:span text:style-name="T1">计划排程日期</text:span><text:span text:style-name="T4">=026-1-6 ； 假如 2026-1-6 </text:span><text:span text:style-name="T2">)的</text:span><text:soft-page-break/><text:span text:style-name="T2">剩余工时 &lt;</text:span><text:span text:style-name="T4">=</text:span><text:span text:style-name="T2"> </text:span><text:span text:style-name="T3">剩余工时小于 的值, 则继续向后查询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20T18:36:24.814817846</dc:date>
    <meta:editing-duration>PT1H6M3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9" meta:word-count="1485" meta:character-count="1979" meta:non-whitespace-character-count="1867"/>
  </office:meta>
</office:document-meta>
</file>